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59603"/>
    </style:style>
    <style:style style:name="P2" style:family="paragraph" style:parent-style-name="Standard">
      <style:text-properties officeooo:paragraph-rsid="000873ae"/>
    </style:style>
    <style:style style:name="P3" style:family="paragraph" style:parent-style-name="Standard">
      <style:text-properties fo:font-weight="bold" officeooo:paragraph-rsid="000b6dc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0873ae" style:font-weight-asian="bold" style:font-weight-complex="bold"/>
    </style:style>
    <style:style style:name="P5" style:family="paragraph" style:parent-style-name="Standard">
      <style:text-properties officeooo:paragraph-rsid="000976fa"/>
    </style:style>
    <style:style style:name="P6" style:family="paragraph" style:parent-style-name="Standard">
      <style:text-properties officeooo:paragraph-rsid="000b6dc1"/>
    </style:style>
    <style:style style:name="P7" style:family="paragraph" style:parent-style-name="Standard">
      <style:text-properties fo:font-weight="normal" officeooo:paragraph-rsid="000cb217" style:font-weight-asian="normal" style:font-weight-complex="normal"/>
    </style:style>
    <style:style style:name="P8" style:family="paragraph" style:parent-style-name="Standard">
      <style:text-properties fo:font-weight="normal" officeooo:paragraph-rsid="000f2703" style:font-weight-asian="normal" style:font-weight-complex="normal"/>
    </style:style>
    <style:style style:name="T1" style:family="text">
      <style:text-properties officeooo:rsid="00059603"/>
    </style:style>
    <style:style style:name="T2" style:family="text">
      <style:text-properties officeooo:rsid="000873ae"/>
    </style:style>
    <style:style style:name="T3" style:family="text">
      <style:text-properties fo:font-style="italic" officeooo:rsid="000873ae" style:font-style-asian="italic" style:font-style-complex="italic"/>
    </style:style>
    <style:style style:name="T4" style:family="text">
      <style:text-properties fo:font-style="italic" officeooo:rsid="000f2703" style:font-style-asian="italic" style:font-style-complex="italic"/>
    </style:style>
    <style:style style:name="T5" style:family="text">
      <style:text-properties fo:font-style="italic" fo:font-weight="bold" officeooo:rsid="000f2703" style:font-style-asian="italic" style:font-weight-asian="bold" style:font-style-complex="italic" style:font-weight-complex="bold"/>
    </style:style>
    <style:style style:name="T6" style:family="text">
      <style:text-properties officeooo:rsid="000976fa"/>
    </style:style>
    <style:style style:name="T7" style:family="text">
      <style:text-properties officeooo:rsid="000b6dc1"/>
    </style:style>
    <style:style style:name="T8" style:family="text">
      <style:text-properties officeooo:rsid="000cb217"/>
    </style:style>
    <style:style style:name="T9" style:family="text">
      <style:text-properties officeooo:rsid="000e3bbc"/>
    </style:style>
    <style:style style:name="T10" style:family="text">
      <style:text-properties fo:font-weight="bold" officeooo:rsid="000e3bbc" style:font-weight-asian="bold" style:font-weight-complex="bold"/>
    </style:style>
    <style:style style:name="T11" style:family="text">
      <style:text-properties fo:font-weight="bold" officeooo:rsid="000cb217" style:font-weight-asian="bold" style:font-weight-complex="bold"/>
    </style:style>
    <style:style style:name="T12" style:family="text">
      <style:text-properties officeooo:rsid="000f2703"/>
    </style:style>
    <style:style style:name="T13" style:family="text">
      <style:text-properties fo:font-style="normal" officeooo:rsid="000f2703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tting up kinect...</text:span></text:p>
      <text:p text:style-name="P1"><text:span text:style-name="T1">CMake Error: your CXX compiler: "CMAKE_CXX_COMPILER-NOTFOUND" was not found. <text:s text:c="2"/>Please set CMAKE_CXX_COMPILER to a valid compiler path or name.</text:span></text:p>
      <text:p text:style-name="P1"><text:span text:style-name="T1">-- Found USB </text:span></text:p>
      <text:p text:style-name="P1"><text:span text:style-name="T1">-- WARNING: you are using the obsolete 'GLU' package, please use 'OpenGL' instead</text:span></text:p>
      <text:p text:style-name="P1"><text:span text:style-name="T1">-- Found USB </text:span></text:p>
      <text:p text:style-name="P1"><text:span text:style-name="T1">-- Configuring incomplete, errors occurred!</text:span></text:p>
      <text:p text:style-name="P1"><text:span text:style-name="T1">lgm1@pulsar:~/Desktop/kinect/c/build$ cmake ..^C</text:span></text:p>
      <text:p text:style-name="P1"><text:span text:style-name="T1">lgm1@pulsar:~/Desktop/kinect/c/build$ which cmake</text:span></text:p>
      <text:p text:style-name="P1"><text:span text:style-name="T1">/usr/bin/cmake</text:span></text:p>
      <text:p text:style-name="P1"><text:span text:style-name="T1">lgm1@pulsar:~/Desktop/kinect/c/build$ export CMAKE_CXX_COMPILER=/usr//bin/cmake</text:span></text:p>
      <text:p text:style-name="P1"><text:span text:style-name="T1"/></text:p>
      <text:p text:style-name="P1"><text:span text:style-name="T1">got it to build, still comp</text:span><text:span text:style-name="T8">l</text:span><text:span text:style-name="T1">ain about </text:span><text:span text:style-name="T8">OpenGL</text:span></text:p>
      <text:p text:style-name="P1"><text:span text:style-name="T1"/></text:p>
      <text:p text:style-name="P1"><text:span text:style-name="T1">There isn't make install, I'm just gonna try and copy the header files to include</text:span></text:p>
      <text:p text:style-name="P1"><text:span text:style-name="T1"/></text:p>
      <text:p text:style-name="P1"/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Ok, So Open Kinect, here we go...</text:span></text:p>
      <text:p text:style-name="P2"><text:span text:style-name="T2"/></text:p>
      <text:p text:style-name="P2"><text:span text:style-name="T2">followed some tutorial and installed, openCV, kinect stuff etc.</text:span></text:p>
      <text:p text:style-name="P2"><text:span text:style-name="T2">I can run glview fine.</text:span></text:p>
      <text:p text:style-name="P2"><text:span text:style-name="T2">problem is, when i try to compile it's missing some libaries.</text:span></text:p>
      <text:p text:style-name="P2"><text:span text:style-name="T2"/></text:p>
      <text:p text:style-name="P2"><text:span text:style-name="T2">g++ glview.c -o glview -I /usr/local/include/opencv -L /usr/local/lib -lm -lcv -lhighui -lcvaux | head</text:span></text:p>
      <text:p text:style-name="P2"><text:span text:style-name="T2"/></text:p>
      <text:p text:style-name="P2"><text:span text:style-name="T2"/></text:p>
      <text:p text:style-name="P2"><text:span text:style-name="T2">glview.c:189: error: ‘f_dev’ was not declared in this scope</text:span></text:p>
      <text:p text:style-name="P2"><text:span text:style-name="T2">glview.c:189: error: ‘LED_YELLOW’ was not declared in this scope</text:span></text:p>
      <text:p text:style-name="P2"><text:span text:style-name="T2">glview.c:189: error: ‘freenect_set_led’ was not declared in this scope</text:span></text:p>
      <text:p text:style-name="P2"><text:span text:style-name="T2">glview.c:192: error: ‘f_dev’ was not declared in this scope</text:span></text:p>
      <text:p text:style-name="P2"><text:span text:style-name="T2">glview.c:192: error: ‘LED_BLINK_GREEN’ was not declared in this scope</text:span></text:p>
      <text:p text:style-name="P2"><text:span text:style-name="T2">glview.c:192: error: ‘freenect_set_led’ was not declared in this scope</text:span></text:p>
      <text:p text:style-name="P2"><text:span text:style-name="T2">glview.c:196: error: ‘f_dev’ was not declared in this scope</text:span></text:p>
      <text:p text:style-name="P2"><text:span text:style-name="T2">glview.c:196: error: ‘LED_BLINK_GREEN’ was not declared in this scope</text:span></text:p>
      <text:p text:style-name="P2"><text:span text:style-name="T2">glview.c:196: error: ‘freenect_set_led’ was not declared in this scope</text:span></text:p>
      <text:p text:style-name="P2"><text:span text:style-name="T2">glview.c:199: error: ‘f_dev’ was not declared in this scope</text:span></text:p>
      <text:p text:style-name="P2"><text:span text:style-name="T2">glview.c:199: error: ‘LED_BLINK_RED_YELLOW’ was not declared in this scope</text:span></text:p>
      <text:p text:style-name="P2"><text:span text:style-name="T2">glview.c:199: error: ‘freenect_set_led’ was not declared in this scope</text:span></text:p>
      <text:p text:style-name="P2"><text:span text:style-name="T2">glview.c:202: error: ‘f_dev’ was not declared in this scope</text:span></text:p>
      <text:p text:style-name="P2"><text:span text:style-name="T2">glview.c:202: error: ‘LED_OFF’ was not declared in this scope</text:span></text:p>
      <text:p text:style-name="P2"><text:span text:style-name="T2">glview.c:202: error: ‘freenect_set_led’ was not declared in this scope</text:span></text:p>
      <text:p text:style-name="P2"><text:span text:style-name="T2">glview.c:204: error: ‘f_dev’ was not declared in this scope</text:span></text:p>
      <text:p text:style-name="P2"><text:span text:style-name="T2">glview.c:204: error: ‘freenect_set_tilt_degs’ was not declared in this scope</text:span></text:p>
      <text:p text:style-name="P2"><text:span text:style-name="T2">glview.c: At global scope:</text:span></text:p>
      <text:p text:style-name="P2"><text:span text:style-name="T2">glview.c:269: error: variable or field ‘depth_cb’ declared void</text:span></text:p>
      <text:p text:style-name="P2"><text:span text:style-name="T2">glview.c:269: error: ‘freenect_device’ was not declared in this scope</text:span></text:p>
      <text:p text:style-name="P2"><text:span text:style-name="T2">glview.c:269: error: ‘dev’ was not declared in this scope</text:span></text:p>
      <text:p text:style-name="P2"><text:span text:style-name="T2">glview.c:269: error: expected primary-expression before ‘void’</text:span></text:p>
      <text:p text:style-name="P2"><text:span text:style-name="T2">glview.c:269: error: expected primary-expression before ‘timestamp’</text:span></text:p>
      <text:p text:style-name="P2"><text:span text:style-name="T2"/></text:p>
      <text:p text:style-name="P2"><text:span text:style-name="T2">Ok, Well it looks like, when building the glview example, that OpenGL on my system is under GL not OpenGL.</text:span></text:p>
      <text:p text:style-name="P2"><text:span text:style-name="T2">Need to change the include path</text:span></text:p>
      <text:p text:style-name="P2"><text:span text:style-name="T2"/></text:p>
      <text:p text:style-name="P6"><text:span text:style-name="T7">btw:</text:span></text:p>
      <text:p text:style-name="P2"><text:span text:style-name="T2">glview works, but only as root, I added the user to the video group and added some etc/rule file with no luck!</text:span></text:p>
      <text:p text:style-name="P6"><text:span text:style-name="T7">with some help from here:</text:span><text:a xlink:type="simple" xlink:href="http://ubuntuforums.org/archive/index.php/t-918013.html"><text:span text:style-name="T7">http://ubuntuforums.org/archive/index.php/t-918013.html</text:span></text:a></text:p>
      <text:p text:style-name="P6"><text:span text:style-name="T7">I need to:</text:span></text:p>
      <text:p text:style-name="P3"><text:span text:style-name="T7">apt-get install freeglut3 freeglut3-dbg freeglut3-dev libglu1-mesa libglu1-mesa-dev libglui2c2 libglui-dev libglut3 libglut3-dev</text:span></text:p>
      <text:p text:style-name="P5"><text:span text:style-name="T6"/></text:p>
      <text:p text:style-name="P6"><text:span text:style-name="T7">Then I got it to compile with this crazy-ass line <text:s/></text:span></text:p>
      <text:p text:style-name="P3"><text:span text:style-name="T7"><text:s/>g++ glview.c -o glview -lGL -lGLU -I/usr/local/include -I/usr/local/include/libfreenect -lfreenect -I/usr/include/GL -lglut</text:span></text:p>
      <text:p text:style-name="P3"/>
      <text:p text:style-name="P7"><text:span text:style-name="T10">$</text:span><text:span text:style-name="T11">glxgears </text:span><text:span text:style-name="T8">gives me like 1200 FPS, in my old machine it's at around 60!</text:span></text:p>
      <text:p text:style-name="P3"/>
      <text:p text:style-name="P8"><text:span text:style-name="T12">to get the tilt demo to work, I had to add </text:span><text:span text:style-name="T5">-lfreenect_sync</text:span><text:span text:style-name="T4"> </text:span><text:span text:style-name="T13">To g++</text:span></text:p>
      <text:p text:style-name="P8"><text:soft-page-break/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ttle 1</meta:initial-creator>
    <meta:creation-date>2011-09-14T01:15:10</meta:creation-date>
    <dc:date>2011-09-14T06:35:58</dc:date>
    <dc:creator>Little 1</dc:creator>
    <meta:editing-duration>PT01H19M57S</meta:editing-duration>
    <meta:editing-cycles>4</meta:editing-cycles>
    <meta:generator>OpenOffice.org/3.2$Linux OpenOffice.org_project/320m19$Build-9505</meta:generator>
    <meta:document-statistic meta:table-count="0" meta:image-count="0" meta:object-count="0" meta:page-count="3" meta:paragraph-count="51" meta:word-count="459" meta:character-count="3148"/>
  </office:meta>
</office:document-meta>
</file>